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none" draw:stroke="solid" svg:stroke-width="0.04167in" svg:stroke-color="#4472c4" draw:marker-end="a416" svg:stroke-opacity="100%" draw:stroke-linejoin="miter" svg:stroke-linecap="butt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4167in" svg:stroke-color="#4472c4" draw:marker-end="a404" svg:stroke-opacity="100%" draw:stroke-linejoin="miter" svg:stroke-linecap="butt"/>
    </style:style>
    <style:style style:family="graphic" style:name="a407">
      <style:graphic-properties draw:fill="none" draw:stroke="solid" svg:stroke-width="0.04167in" svg:stroke-color="#4472c4" draw:marker-end="a406" svg:stroke-opacity="100%" draw:stroke-linejoin="miter" svg:stroke-linecap="butt"/>
    </style:style>
    <style:style style:family="graphic" style:name="a409">
      <style:graphic-properties draw:fill="none" draw:stroke="solid" svg:stroke-width="0.04167in" svg:stroke-color="#4472c4" draw:marker-end="a408" svg:stroke-opacity="100%" draw:stroke-linejoin="miter" svg:stroke-linecap="butt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9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draw:fill="none" draw:stroke="solid" svg:stroke-width="0.04167in" svg:stroke-color="#4472c4" draw:marker-end="a410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3">
      <style:graphic-properties draw:fill="none" draw:stroke="solid" svg:stroke-width="0.04167in" svg:stroke-color="#4472c4" draw:marker-end="a412" svg:stroke-opacity="100%" draw:stroke-linejoin="miter" svg:stroke-linecap="butt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none" draw:stroke="solid" svg:stroke-width="0.04167in" svg:stroke-color="#4472c4" draw:marker-end="a414" svg:stroke-opacity="100%" draw:stroke-linejoin="miter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Úvodní-snímek" presentation:presentation-page-layout-name="Master1-PPL1" draw:id="Slide-256">
        <draw:frame draw:id="id63" presentation:style-name="a381" draw:name="Nadpis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Podnadpis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2-obj-Nadpis-a-obsah" presentation:presentation-page-layout-name="Master1-PPL2" draw:id="Slide-257">
        <draw:custom-shape svg:x="6.0395in" svg:y="3.93182in" svg:width="2.62424in" svg:height="1.21818in" draw:id="id65" draw:style-name="a387" draw:name="Obdélník 5">
          <svg:title/>
          <svg:desc/>
          <text:p text:style-name="a386" text:class-names="" text:cond-style-name=""><text:span text:style-name="a384" text:class-names="">WORKSHOP</text:span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88" draw:name="Nadpis 1" svg:x="0.91667in" svg:y="0.39931in" svg:width="11.5in" svg:height="1.44965in" presentation:class="title" presentation:placeholder="true">
          <draw:text-box/>
          <svg:title/>
          <svg:desc/>
        </draw:frame>
        <draw:custom-shape svg:x="1.42727in" svg:y="3.04545in" svg:width="1.36364in" svg:height="2.99091in" draw:id="id67" draw:style-name="a392" draw:name="Obdélník 3">
          <svg:title/>
          <svg:desc/>
          <text:p text:style-name="a391" text:class-names="" text:cond-style-name=""><text:span text:style-name="a389" text:class-names="">CONSTRUCTION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4848in" svg:y="3.29885in" svg:width="2.62424in" svg:height="2.45977in" draw:id="id68" draw:style-name="a396" draw:name="Obdélník 4">
          <svg:title/>
          <svg:desc/>
          <text:p text:style-name="a395" text:class-names="" text:cond-style-name=""><text:span text:style-name="a393" text:class-names="">HALL</text:span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395in" svg:y="2.53182in" svg:width="1.90877in" svg:height="1.21818in" draw:id="id69" draw:style-name="a400" draw:name="Obdélník 6">
          <svg:title/>
          <svg:desc/>
          <text:p text:style-name="a399" text:class-names="" text:cond-style-name=""><text:span text:style-name="a397" text:class-names="">WAREHOUSE A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395in" svg:y="5.33182in" svg:width="1.90877in" svg:height="1.21818in" draw:id="id70" draw:style-name="a403" draw:name="Obdélník 7">
          <svg:title/>
          <svg:desc/>
          <text:p text:style-name="a402" text:class-names="" text:cond-style-name=""><text:span text:style-name="a401" text:class-names="">WAREHOUS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7273in" svg:y1="3.51724in" svg:x2="6.0395in" svg:y2="3.51724in" draw:id="id71" draw:style-name="a405" draw:name="Přímá spojnice se šipkou 9">
          <svg:title/>
          <svg:desc/>
        </draw:connector>
        <draw:connector draw:type="line" svg:x1="5.67273in" svg:y1="5.55747in" svg:x2="6.0395in" svg:y2="5.55747in" draw:id="id72" draw:style-name="a407" draw:name="Přímá spojnice se šipkou 10">
          <svg:title/>
          <svg:desc/>
        </draw:connector>
        <draw:connector draw:type="line" svg:x1="6.99389in" svg:y1="5.33182in" draw:start-shape="id70" draw:start-glue-point="0" svg:x2="6.95434in" svg:y2="5.15in" draw:id="id73" draw:style-name="a409" draw:name="Přímá spojnice se šipkou 11">
          <svg:title/>
          <svg:desc/>
        </draw:connector>
        <draw:connector draw:type="line" svg:x1="6.95434in" svg:y1="3.74713in" svg:x2="6.95434in" svg:y2="3.93182in" draw:id="id74" draw:style-name="a411" draw:name="Přímá spojnice se šipkou 13">
          <svg:title/>
          <svg:desc/>
        </draw:connector>
        <draw:connector draw:type="line" svg:x1="3.04848in" svg:y1="4.15724in" svg:x2="2.79091in" svg:y2="4.15724in" draw:id="id75" draw:style-name="a413" draw:name="Přímá spojnice se šipkou 18">
          <svg:title/>
          <svg:desc/>
        </draw:connector>
        <draw:connector draw:type="line" svg:x1="2.68171in" svg:y1="4.8046in" svg:x2="3.04848in" svg:y2="4.8046in" draw:id="id76" draw:style-name="a415" draw:name="Přímá spojnice se šipkou 19">
          <svg:title/>
          <svg:desc/>
        </draw:connector>
        <draw:connector draw:type="line" svg:x1="6.0395in" svg:y1="4.54091in" draw:start-shape="id65" draw:start-glue-point="3" svg:x2="5.67021in" svg:y2="4.5308in" draw:id="id77" draw:style-name="a417" draw:name="Přímá spojnice se šipkou 2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Úvodní snímek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dpis a obsah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Záhlaví oddílu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obsahy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ovnání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Jenom nadpi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ázdn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bsah s titulk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ázek s titulk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dpis a svislý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Svislý nadpis a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2" svg:viewBox="0 0 20 30" svg:d="m10 0-10 30h20z"/>
    <draw:marker draw:name="a408" svg:viewBox="0 0 20 30" svg:d="m10 0-10 30h20z"/>
    <draw:marker draw:name="a414" svg:viewBox="0 0 20 30" svg:d="m10 0-10 30h20z"/>
    <draw:marker draw:name="a404" svg:viewBox="0 0 20 30" svg:d="m10 0-10 30h20z"/>
    <draw:marker draw:name="a416" svg:viewBox="0 0 20 30" svg:d="m10 0-10 30h20z"/>
    <draw:marker draw:name="a410" svg:viewBox="0 0 20 30" svg:d="m10 0-10 30h20z"/>
    <draw:marker draw:name="a40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iv-Office" style:page-layout-name="pageLayout1" draw:style-name="a0">
      <draw:frame draw:id="id0" presentation:style-name="a4" draw:name="Zástupný nadpis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nutím lze upravit styl.</text:span><text:span text:style-name="a2" text:class-names=""/></text:p>
        </draw:text-box>
        <svg:title/>
        <svg:desc/>
      </draw:frame>
      <draw:frame draw:id="id1" presentation:style-name="a21" draw:name="Zástupný tex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Po kliknutí můžete upravovat styly textu v předloze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Zástupný symbol pro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Zástupný symbol pro zápatí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Zástupný symbol pro číslo snímk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Úvodní-snímek" style:page-layout-name="pageLayout1" draw:style-name="a34">
      <draw:frame draw:id="id5" presentation:style-name="a38" draw:name="Nadpis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nutím lze upravit styl.</text:span><text:span text:style-name="a36" text:class-names=""/></text:p>
        </draw:text-box>
        <svg:title/>
        <svg:desc/>
      </draw:frame>
      <draw:frame draw:id="id6" presentation:style-name="a42" draw:name="Podnadpis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utím můžete upravit styl předlohy.</text:span><text:span text:style-name="a40" text:class-names=""/></text:p>
        </draw:text-box>
        <svg:title/>
        <svg:desc/>
      </draw:frame>
      <draw:frame draw:id="id7" presentation:style-name="a47" draw:name="Zástupný symbol pro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Zástupný symbol pro zápatí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Zástupný symbol pro číslo snímk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Nadpis-a-obsah" style:page-layout-name="pageLayout1" draw:style-name="a55">
      <draw:frame draw:id="id10" presentation:style-name="a59" draw:name="Nadpis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nutím lze upravit styl.</text:span><text:span text:style-name="a57" text:class-names=""/></text:p>
        </draw:text-box>
        <svg:title/>
        <svg:desc/>
      </draw:frame>
      <draw:frame draw:id="id11" presentation:style-name="a76" draw:name="Zástupný obsah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Po kliknutí můžete upravovat styly textu v předloze.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há úroveň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átá úroveň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Zástupný symbol pro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Zástupný symbol pro zápatí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Zástupný symbol pro číslo snímk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Záhlaví-oddílu" style:page-layout-name="pageLayout1" draw:style-name="a89">
      <draw:frame draw:id="id15" presentation:style-name="a93" draw:name="Nadpis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nutím lze upravit styl.</text:span><text:span text:style-name="a91" text:class-names=""/></text:p>
        </draw:text-box>
        <svg:title/>
        <svg:desc/>
      </draw:frame>
      <draw:frame draw:id="id16" presentation:style-name="a97" draw:name="Zástupný tex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Po kliknutí můžete upravovat styly textu v předloze.</text:span></text:p>
            </text:list-item>
          </text:list>
        </draw:text-box>
        <svg:title/>
        <svg:desc/>
      </draw:frame>
      <draw:frame draw:id="id17" presentation:style-name="a102" draw:name="Zástupný symbol pro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Zástupný symbol pro zápatí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Zástupný symbol pro číslo snímk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va-obsahy" style:page-layout-name="pageLayout1" draw:style-name="a110">
      <draw:frame draw:id="id20" presentation:style-name="a114" draw:name="Nadpis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nutím lze upravit styl.</text:span><text:span text:style-name="a112" text:class-names=""/></text:p>
        </draw:text-box>
        <svg:title/>
        <svg:desc/>
      </draw:frame>
      <draw:frame draw:id="id21" presentation:style-name="a131" draw:name="Zástupný obsah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Po kliknutí můžete upravovat styly textu v předloze.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átá úroveň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Zástupný obsah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Po kliknutí můžete upravovat styly textu v předloze.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átá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Zástupný symbol pro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Zástupný symbol pro zápatí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Zástupný symbol pro číslo snímk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orovnání" style:page-layout-name="pageLayout1" draw:style-name="a161">
      <draw:frame draw:id="id26" presentation:style-name="a165" draw:name="Nadpis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nutím lze upravit styl.</text:span><text:span text:style-name="a163" text:class-names=""/></text:p>
        </draw:text-box>
        <svg:title/>
        <svg:desc/>
      </draw:frame>
      <draw:frame draw:id="id27" presentation:style-name="a169" draw:name="Zástupný tex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Po kliknutí můžete upravovat styly textu v předloze.</text:span></text:p>
            </text:list-item>
          </text:list>
        </draw:text-box>
        <svg:title/>
        <svg:desc/>
      </draw:frame>
      <draw:frame draw:id="id28" presentation:style-name="a186" draw:name="Zástupný obsah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Po kliknutí můžete upravovat styly textu v předloze.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há úroveň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átá úroveň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Zástupný tex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Po kliknutí můžete upravovat styly textu v předloze.</text:span></text:p>
            </text:list-item>
          </text:list>
        </draw:text-box>
        <svg:title/>
        <svg:desc/>
      </draw:frame>
      <draw:frame draw:id="id30" presentation:style-name="a207" draw:name="Zástupný obsah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Po kliknutí můžete upravovat styly textu v předloze.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átá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Zástupný symbol pro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Zástupný symbol pro zápatí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Zástupný symbol pro číslo snímk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Jenom-nadpis" style:page-layout-name="pageLayout1" draw:style-name="a220">
      <draw:frame draw:id="id34" presentation:style-name="a224" draw:name="Nadpis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nutím lze upravit styl.</text:span><text:span text:style-name="a222" text:class-names=""/></text:p>
        </draw:text-box>
        <svg:title/>
        <svg:desc/>
      </draw:frame>
      <draw:frame draw:id="id35" presentation:style-name="a229" draw:name="Zástupný symbol pro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Zástupný symbol pro zápatí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Zástupný symbol pro číslo snímk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rázdný" style:page-layout-name="pageLayout1" draw:style-name="a237">
      <draw:frame draw:id="id38" presentation:style-name="a242" draw:name="Zástupný symbol pro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Zástupný symbol pro zápatí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Zástupný symbol pro číslo snímk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Obsah-s-titulkem" style:page-layout-name="pageLayout1" draw:style-name="a250">
      <draw:frame draw:id="id41" presentation:style-name="a254" draw:name="Nadpis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nutím lze upravit styl.</text:span><text:span text:style-name="a252" text:class-names=""/></text:p>
        </draw:text-box>
        <svg:title/>
        <svg:desc/>
      </draw:frame>
      <draw:frame draw:id="id42" presentation:style-name="a271" draw:name="Zástupný obsah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Po kliknutí můžete upravovat styly textu v předloze.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há úroveň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átá úroveň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Zástupný tex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Po kliknutí můžete upravovat styly textu v předloze.</text:span></text:p>
            </text:list-item>
          </text:list>
        </draw:text-box>
        <svg:title/>
        <svg:desc/>
      </draw:frame>
      <draw:frame draw:id="id44" presentation:style-name="a280" draw:name="Zástupný symbol pro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Zástupný symbol pro zápatí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Zástupný symbol pro číslo snímk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brázek-s-titulkem" style:page-layout-name="pageLayout1" draw:style-name="a288">
      <draw:frame draw:id="id47" presentation:style-name="a292" draw:name="Nadpis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nutím lze upravit styl.</text:span><text:span text:style-name="a290" text:class-names=""/></text:p>
        </draw:text-box>
        <svg:title/>
        <svg:desc/>
      </draw:frame>
      <draw:frame draw:id="id48" presentation:style-name="a295" draw:name="Zástupný symbol obrázk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Zástupný tex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Po kliknutí můžete upravovat styly textu v předloze.</text:span></text:p>
            </text:list-item>
          </text:list>
        </draw:text-box>
        <svg:title/>
        <svg:desc/>
      </draw:frame>
      <draw:frame draw:id="id50" presentation:style-name="a304" draw:name="Zástupný symbol pro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Zástupný symbol pro zápatí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Zástupný symbol pro číslo snímk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Nadpis-a-svislý-text" style:page-layout-name="pageLayout1" draw:style-name="a312">
      <draw:frame draw:id="id53" presentation:style-name="a316" draw:name="Nadpis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nutím lze upravit styl.</text:span><text:span text:style-name="a314" text:class-names=""/></text:p>
        </draw:text-box>
        <svg:title/>
        <svg:desc/>
      </draw:frame>
      <draw:frame draw:id="id54" presentation:style-name="a333" draw:name="Zástupný symbol pro svislý tex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Po kliknutí můžete upravovat styly textu v předloze.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há úroveň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átá úroveň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Zástupný symbol pro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Zástupný symbol pro zápatí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Zástupný symbol pro číslo snímk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Svislý-nadpis-a-text" style:page-layout-name="pageLayout1" draw:style-name="a346">
      <draw:frame draw:id="id58" presentation:style-name="a350" draw:name="Svislý nadpis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nutím lze upravit styl.</text:span><text:span text:style-name="a348" text:class-names=""/></text:p>
        </draw:text-box>
        <svg:title/>
        <svg:desc/>
      </draw:frame>
      <draw:frame draw:id="id59" presentation:style-name="a367" draw:name="Zástupný symbol pro svislý tex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Po kliknutí můžete upravovat styly textu v předloze.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há úroveň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átá úroveň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Zástupný symbol pro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Zástupný symbol pro zápatí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Zástupný symbol pro číslo snímk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zentace aplikace PowerPoint</dc:title>
    <meta:initial-creator>František Zbořil</meta:initial-creator>
    <dc:creator>František Zbořil</dc:creator>
    <meta:creation-date>2024-07-15T09:50:31Z</meta:creation-date>
    <dc:date>2024-07-16T11:54:12Z</dc:date>
    <meta:editing-cycles>2</meta:editing-cycles>
    <meta:editing-duration>PT93820S</meta:editing-duration>
    <meta:document-statistic meta:paragraph-count="5" meta:word-count="7"/>
  </office:meta>
</office:document-meta>
</file>